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cMIcRRVFoP96nlspziAhhJaxAyBsNz3bSdQ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9:36:19.891938095</meta:creation-date>
    <dc:date>2023-11-04T00:36:03.003139060</dc:date>
    <meta:editing-duration>PT2H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